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NFS_5f_rebuild" style:display-name="PNFS_rebuild" style:family="table">
      <style:table-properties style:width="6.9271in" fo:margin-left="0in" fo:margin-right="-0.0021in" fo:break-before="column" table:align="margins"/>
    </style:style>
    <style:style style:name="PNFS_5f_rebuild.A" style:display-name="PNFS_rebuild.A" style:family="table-column">
      <style:table-column-properties style:column-width="6.9271in" style:rel-column-width="9975*"/>
    </style:style>
    <style:style style:name="PNFS_5f_rebuild.A1" style:display-name="PNFS_rebuild.A1" style:family="table-cell">
      <style:table-cell-properties fo:padding="0.0382in" fo:border="0.0007in solid #000000"/>
    </style:style>
    <style:style style:name="PNFS_5f_rebuild.A2" style:display-name="PNFS_rebuild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ebuild_5f_EnstoreDB" style:display-name="rebuild_EnstoreDB" style:family="table">
      <style:table-properties style:width="6.925in" fo:break-before="page" table:align="margins"/>
    </style:style>
    <style:style style:name="rebuild_5f_EnstoreDB.A" style:display-name="rebuild_EnstoreDB.A" style:family="table-column">
      <style:table-column-properties style:column-width="6.925in" style:rel-column-width="65535*"/>
    </style:style>
    <style:style style:name="rebuild_5f_EnstoreDB.A1" style:display-name="rebuild_EnstoreDB.A1" style:family="table-cell">
      <style:table-cell-properties fo:padding="0.0382in" fo:border="0.0007in solid #000000"/>
    </style:style>
    <style:style style:name="rebuild_5f_EnstoreDB.A2" style:display-name="rebuild_EnstoreDB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ext_20_body">
      <style:text-properties fo:color="#ff0000" fo:font-size="14pt" style:font-size-asian="14pt" style:font-size-complex="14pt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1"/>
    <style:style style:name="P9" style:family="paragraph" style:parent-style-name="Table_20_Contents" style:list-style-name="L1"/>
    <style:style style:name="P10" style:family="paragraph" style:parent-style-name="Table_20_Contents" style:list-style-name="L1"/>
    <style:style style:name="P11" style:family="paragraph" style:parent-style-name="Table_20_Contents" style:list-style-name="L1"/>
    <style:style style:name="P12" style:family="paragraph" style:parent-style-name="Table_20_Contents" style:list-style-name="L1"/>
    <style:style style:name="P13" style:family="paragraph" style:parent-style-name="Table_20_Contents" style:list-style-name="L1"/>
    <style:style style:name="P14" style:family="paragraph" style:parent-style-name="Table_20_Contents" style:list-style-name="L1"/>
    <style:style style:name="P15" style:family="paragraph" style:parent-style-name="Table_20_Contents" style:list-style-name="L1"/>
    <style:style style:name="P16" style:family="paragraph" style:parent-style-name="Table_20_Contents" style:list-style-name="L1"/>
    <style:style style:name="P17" style:family="paragraph" style:parent-style-name="Table_20_Contents" style:list-style-name="L1"/>
    <style:style style:name="P18" style:family="paragraph" style:parent-style-name="Table_20_Contents" style:list-style-name="L1"/>
    <style:style style:name="P19" style:family="paragraph" style:parent-style-name="Table_20_Contents" style:list-style-name="L1"/>
    <style:style style:name="P20" style:family="paragraph" style:parent-style-name="Table_20_Contents" style:list-style-name="L1"/>
    <style:style style:name="P21" style:family="paragraph" style:parent-style-name="Table_20_Contents" style:list-style-name="L1"/>
    <style:style style:name="P22" style:family="paragraph" style:parent-style-name="Footer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toring Enstore and PNFS databases</text:h>
      <text:h text:style-name="Heading_20_2" text:outline-level="2">Rebuilding a PNFS database from an Enstore Database</text:h>
      <text:p text:style-name="Text_20_body">However unlikely and unfortunately you may need to rebuild a set of PNFS database from the Enstore file and volume database. <text:s/>Some issues will arise from this. <text:s/>First, is that the database number in the PNFS IDs will almost certainly not match the new database number that will be assigned to the same database name. <text:s/>This will not pose a problem for the active files being restored, but maybe confusing for someone investigating what happened to a deleted file.</text:p>
      <table:table table:name="PNFS_rebuild" table:style-name="PNFS_5f_rebuild">
        <table:table-column table:style-name="PNFS_5f_rebuild.A"/>
        <table:table-row>
          <table:table-cell table:style-name="PNFS_5f_rebuild.A1" office:value-type="string">
            <text:p text:style-name="P4">First, extract the tag information for each directory. <text:s/>This will dump the results into a text file, named /tmp/tag_dir_dump in the example, so that the directory structure complete with tags can be recreated. <text:s/>Most likely the default port (8888) and user/role (enstore) will be used; if on the same host as the database the “‑h &lt;hostname&gt;” may be left off. <text:s/>The example also assumes that the enstore database name is enstoredb.</text:p>
            <text:p text:style-name="Command">$ psql ‑h &lt;hostname&gt; ‑p 8888 enstoredb ‑U enstore ‑c "<text:line-break/>select library, storage_group, file_family, wrapper,<text:line-break/> <text:s text:c="6"/>rtrim(pnfs_path,'0123456789abcdefghijklmnopqrstuvwxyzABCDEFGHIJKLMNOPQRSTUVWXYZ._-+=') as dirname<text:line-break/>from file, volume<text:line-break/>where file.volume = volume.id<text:line-break/> <text:s/>and file.deleted = 'n';<text:line-break/>" &gt; /tmp/tag_dir_dump</text:p>
            <text:p text:style-name="P4">Next, we find just the unique combinations of directories and tags. <text:s/>The first sed removes any empty lines. <text:s/>The second sed removes the first two lines and the last line. <text:s/>Then the list is sorted and the duplicate values are consolidated together.</text:p>
            <text:p text:style-name="Command">$ sed '/^$/d' /tmp/tag_dir_dump | sed ‑e '1,2d' ‑e '$d' \<text:line-break/>| sort | uniq ‑c &gt; /tmp/tag_dir_dump_uniq</text:p>
          </table:table-cell>
        </table:table-row>
        <table:table-row>
          <table:table-cell table:style-name="PNFS_5f_rebuild.A2" office:value-type="string">
            <text:p text:style-name="Table_20_Contents">The new databases need to be (re)created. <text:s/>See the <text:span text:style-name="T1">PNFS Maintenance</text:span><text:span text:style-name="T2"> chapter, section “Adding a new PNFS Database” for more information.</text:span></text:p>
            <text:p text:style-name="P5"/>
            <text:p text:style-name="Table_20_Contents"><text:span text:style-name="T2">Use the information from the previous step to decide what are the appropriate tag values for the top </text:span><text:span text:style-name="T2">directory for each PNFS database mount point. <text:s/>The directions for setting these top level tags are included in that text and not repeated here.</text:span></text:p>
          </table:table-cell>
        </table:table-row>
        <text:soft-page-break/>
        <table:table-row>
          <table:table-cell table:style-name="PNFS_5f_rebuild.A2" office:value-type="string">
            <text:p text:style-name="P4">Now, the directory structure can be recreated. <text:s/>We simply loop over the unique list of directories using mkdir ‑p. <text:s/>This is best done on a machine that has both the /pnfs/xyz and /pnfs/fs/usr/xyz style mount points mounted. <text:s/>Also, the node this command needs to be run as root on a trusted PNFS machine.</text:p>
            <text:p text:style-name="Command"># awk '{print $10}' /tmp/tag_dir_dump_uniq | while read line; do<text:line-break/> <text:s text:c="2"/>echo mkdir ‑p $line;<text:line-break/> <text:s text:c="2"/>mkdir ‑p $line;<text:line-break/>done</text:p>
            <text:p text:style-name="P4">At this point, root owns all the newly created directories. <text:s/>They need to be set to each storage groups group UID and GID. <text:s/>This information is not in the Enstore DB, which requires some level of intuition to pick an appropriate value. <text:s/>And it is likely that some of them will end up incorrect. <text:s/>However, each user/group should be able to fix any remaining incorrect ownership issues on their own.</text:p>
            <text:p text:style-name="Command"># chown ‑R &lt;UID1&gt;.&lt;GID1&gt; /pnfs/&lt;mount_point_1&gt;</text:p>
            <text:p text:style-name="Command"># chown ‑R &lt;UID2&gt;.&lt;GID2&gt; /pnfs/&lt;mount_point_2&gt;</text:p>
          </table:table-cell>
        </table:table-row>
        <table:table-row>
          <table:table-cell table:style-name="PNFS_5f_rebuild.A2" office:value-type="string">
            <text:p text:style-name="P4">The tags also need to be corrected to reflect where new files should be written. <text:s/>The following command will report on differences between tags. <text:s/>Note: directories with multiple libraries specified will not be caught by this check; those need to be handled by the administrator doing the rebuild.</text:p>
            <text:p text:style-name="Command"># cat /tmp/tag_dir_dump_uniq | while read line; do<text:line-break/> <text:s text:c="2"/>#Get the tags from the database dump.<text:line-break/> <text:s text:c="2"/>library=`echo $line | awk '{print $2}'`;<text:line-break/> <text:s text:c="2"/>storage_group=`echo $line | awk '{print $4}'`;<text:line-break/> <text:s text:c="2"/>file_family=`echo $line | awk '{print $6}'`;<text:line-break/> <text:s text:c="2"/>wrapper=`echo $line | awk '{print $8}'`;<text:line-break/><text:line-break/> <text:s text:c="2"/>#Get the directory we are currently looking at.<text:line-break/> <text:s text:c="2"/>dname=`echo $line | awk '{print $10}'`;<text:line-break/> <text:s text:c="2"/>if [ ‑d $dname ]; then<text:line-break/> <text:s text:c="5"/>#Get the tags currently in pnfs.<text:line-break/> <text:s text:c="5"/>p_library=`enstore pnfs --tag library $dname`;<text:line-break/> <text:s text:c="5"/>p_storage_group=`enstore pnfs --tag storage_group $dname`;<text:line-break/> <text:s text:c="5"/>p_file_family=`enstore pnfs --tag file_family $dname`;<text:line-break/> <text:s text:c="5"/>p_wrapper=`enstore pnfs --tag file_family_wrapper $dname`;<text:line-break/><text:line-break/> <text:s text:c="5"/>#Report which tags differ from what PNFS currently has.<text:line-break/> <text:s text:c="5"/>if [ "$library" != "$p_library" ]; then<text:line-break/> <text:s text:c="8"/>echo "library ($p_library, $library) differs for $dname";<text:line-break/> <text:s text:c="5"/>fi;<text:line-break/> <text:s text:c="5"/>if [ "$storage_group" != "$p_storage_group" ]; then<text:line-break/> <text:s text:c="8"/>echo "storage_group ($p_storage_group, $storage_group) differs for $dname";<text:line-break/> <text:s text:c="5"/>fi;<text:line-break/> <text:s text:c="5"/>if [ "$file_family" != "$p_file_family" ]; then<text:line-break/> <text:s text:c="8"/>echo "file_family ($p_file_family, $file_family) differs for $dname";<text:line-break/> <text:s text:c="5"/>fi;<text:line-break/> <text:s text:c="5"/>if [ "$wrapper" != "$p_wrapper" ]; then<text:line-break/> <text:s text:c="8"/>echo "wrapper ($p_wrapper, $wrapper) differs for $dname";<text:line-break/> <text:s text:c="5"/>fi;<text:line-break/> <text:s text:c="2"/>else echo "$dname does not exist";<text:line-break/><text:soft-page-break/> <text:s text:c="2"/>fi;<text:line-break/>done</text:p>
          </table:table-cell>
        </table:table-row>
        <table:table-row>
          <table:table-cell table:style-name="PNFS_5f_rebuild.A2" office:value-type="string">
            <text:p text:style-name="P4">Dump the non-deleted bfids from the database. <text:s/>Migration originals and duplication/multiple copies need to be handled special.</text:p>
            <text:p text:style-name="Command">$ psql ‑h &lt;hostname&gt; ‑p 8888 enstoredb ‑U enstore -c "<text:line-break/>--Find normal file bfids, skip migration originals, skip multiple copies.<text:line-break/>select file.bfid<text:line-break/>from file<text:line-break/>where deleted = 'n'<text:line-break/> <text:s/>and bfid not in (select alt_bfid<text:line-break/> <text:s text:c="18"/>from file_copies_map<text:line-break/> <text:s text:c="18"/>where alt_bfid = file.bfid)<text:line-break/> <text:s/>and bfid not in (select src_bfid<text:line-break/> <text:s text:c="18"/>from migration<text:line-break/> <text:s text:c="18"/>where src_bfid = file.bfid)<text:line-break/>union<text:line-break/>--Find duplication primary bfids. <text:s/>This includes multiple copies.<text:line-break/>select file.bfid<text:line-break/>from file,file_copies_map<text:line-break/>where deleted = 'n'<text:line-break/> <text:s/>and file.bfid = file_copies_map.bfid<text:line-break/>" &gt; /tmp/bfids_to_restore</text:p>
            <text:p text:style-name="P4">Then loop over the bfids recreating the files.</text:p>
            <text:p text:style-name="Command"># cat /tmp/bfids_to_restore | while read line; do<text:line-break/> <text:s text:c="2"/>echo $line;<text:line-break/> <text:s text:c="2"/>enstore file ‑‑restore $line ‑‑force;<text:line-break/>done &gt; /tmp/file_rebuild_log 2&gt;&amp;1</text:p>
          </table:table-cell>
        </table:table-row>
      </table:table>
      <text:h text:style-name="Heading_20_2" text:outline-level="2">Rebuilding an Enstore DB from a PNFS database</text:h>
      <text:p text:style-name="Text_20_body">This direction of rebuild is more painful than the other way around. <text:s/>Deleted files will not be able to be recovered. <text:s/>This will leave confusing gaps in tape lists.</text:p>
      <text:p text:style-name="P6">Warning: <text:s/>This documentation is untested, but should provide a basis for performing this operation.</text:p>
      <table:table table:name="rebuild_EnstoreDB" table:style-name="rebuild_5f_EnstoreDB">
        <table:table-column table:style-name="rebuild_5f_EnstoreDB.A"/>
        <table:table-row>
          <table:table-cell table:style-name="rebuild_5f_EnstoreDB.A1" office:value-type="string">
            <text:p text:style-name="P4">We need to obtain a list of all files in PNFS. <text:s/>This list may be able to be obtained from the COMPLETE_FILE_LIST page from the Inventory Summary.</text:p>
            <text:p text:style-name="Command">$ wget <text:a xlink:type="simple" xlink:href="http://www-stken.fnal.gov/enstore/tape_inventory/COMPLETE_FILE_LISTING">http://www-stken.fnal.gov/enstore/tape_inventory/COMPLETE_FILE_LISTING</text:a></text:p>
            <text:p text:style-name="P4">or</text:p>
            <text:p text:style-name="Command">$ find /pnfs/fs/usr -type f &gt; COMPLETE_FILE_LISTING</text:p>
            <text:p text:style-name="P4">Note: <text:s/>The column position of the file name will be in different depending on which method was used. <text:s/>For the former, it is 8 and 1 one for latter.</text:p>
          </table:table-cell>
        </table:table-row>
        <table:table-row>
          <table:table-cell table:style-name="rebuild_5f_EnstoreDB.A2" office:value-type="string">
            <text:p text:style-name="Command">$ for item in `cut -f [1 | 8]-d " " /tmp/COMPLETE_FILE_SYSTEM`; do<text:line-break/> <text:s text:c="2"/>layer4=`enstore pnfs --layer $item 4`;<text:line-break/> <text:s text:c="2"/>volume=`echo "$layer4" | sed -n 1p`;<text:line-break/> <text:s text:c="2"/>lc=`echo "$layer4" | sed -n 2p`;<text:line-break/> <text:s text:c="2"/>size=`echo "$layer4" | sed -n 3p`;<text:line-break/> <text:s text:c="2"/>fname=`echo "$layer4" | sed -n 5p`;<text:line-break/> <text:s text:c="2"/>pnfsid=`echo "$layer4" | sed -n 7p`;<text:line-break/> <text:s text:c="2"/>bfid=`echo "$layer4" | sed -n 9p`;<text:line-break/> <text:s text:c="2"/>drive=`echo "$layer4" | sed -n 10p`;<text:line-break/> <text:s text:c="2"/>crc=`echo "$layer4" | sed -n 11p`;<text:line-break/> <text:s text:c="2"/>uid=`ls -ln $item | awk '{print $3}'`;<text:line-break/> <text:s text:c="2"/>gid=`ls -ln $item | awk '{print $4'}`;<text:line-break/><text:line-break/> <text:s text:c="2"/>sg=`echo $fname | sed ‑e 's:/pnfs/fs/usr/::' ‑e '<text:a xlink:type="simple" xlink:href="/s:/pnfs">s:/pnfs</text:a>/::' | tr '/' ' ' | awk '{print $1}'`<text:line-break/> <text:s text:c="2"/>ff=`echo "$layer4" | sed -n 4p`;<text:line-break/><text:line-break/> <text:s text:c="2"/>#Make sure that we have valid information from layer 4.<text:line-break/> <text:s text:c="2"/>if [ ‑z "$volume" ]; then continue; fi;<text:line-break/><text:line-break/> <text:s text:c="2"/>#Determine if volume has been added already.<text:line-break/> <text:s text:c="2"/>grep $volume /tmp/vol_list<text:line-break/> <text:s text:c="2"/>if [ $? ‑eq 1 ]; then<text:line-break/> <text:s text:c="5"/>#Add volume to DB.<text:line-break/> <text:s text:c="5"/>enstore volume ‑‑add $volume UNKNOWN $sg $ff UNKNOWN UNKNOWN UNKNOWN;<text:line-break/> <text:s text:c="2"/>fi<text:line-break/><text:line-break/> <text:s text:c="2"/>#Add the file to the DB.<text:line-break/> <text:s text:c="2"/>enstore file ‑‑add $bfid pnfs_name0=$fname complete_crc=$crc size=$size pnsfid=$pnfsid deleted=n drive=$drive external_label=$volume location_cookie=$lc uid=$uid gid=$gid;<text:line-break/>done</text:p>
          </table:table-cell>
        </table:table-row>
        <table:table-row>
          <table:table-cell table:style-name="rebuild_5f_EnstoreDB.A2" office:value-type="string">
            <text:p text:style-name="Table_20_Contents">The values for the UNKNOWN volume fields above need to be corrected.</text:p>
            <text:list text:style-name="L1">
              <text:list-item>
                <text:p text:style-name="P7">For NULL volumes (which should be easy to identify from the volume name):</text:p>
                <text:list>
                  <text:list-item>
                    <text:p text:style-name="P7">library will be the null library from the configuration.</text:p>
                  </text:list-item>
                  <text:list-item>
                    <text:p text:style-name="P7">wrapper will be 'null'.</text:p>
                  </text:list-item>
                  <text:list-item>
                    <text:p text:style-name="P7">media_type will be 'null'</text:p>
                  </text:list-item>
                  <text:list-item>
                    <text:p text:style-name="P7">capacity will be some large made up value.</text:p>
                  </text:list-item>
                </text:list>
              </text:list-item>
              <text:list-item>
                <text:p text:style-name="P7">For tape volumes:</text:p>
                <text:list>
                  <text:list-item>
                    <text:p text:style-name="P7"><text:soft-page-break/>library will be matching library for the media type. <text:s/>The few “test” volumes belonging to test libraries can be fixed later.</text:p>
                  </text:list-item>
                  <text:list-item>
                    <text:p text:style-name="P7">The file locations will need to be evaluated to identify any cern wrapper tapes. <text:s/>cpio_odc wrapped tapes write files to all locations, while cern wrapper wrapped tapes skip locations where the file headers and footers are written. <text:s/>File sizes larger than 8GB can only be written to cern wrapper volumes; this may provide a clue for some volumes.</text:p>
                  </text:list-item>
                  <text:list-item>
                    <text:p text:style-name="P7">For the media_type, a dump of volume information from the robots should provide enough of a clue to set these values.</text:p>
                  </text:list-item>
                  <text:list-item>
                    <text:p text:style-name="P7">Once the media_type is known, the capacity can be calculated.</text:p>
                  </text:list-item>
                </text:list>
              </text:list-item>
              <text:list-item>
                <text:p text:style-name="P7">For disk volumes (which should be easy to identify from the volume name):</text:p>
                <text:list>
                  <text:list-item>
                    <text:p text:style-name="P7">The library will be the disk library from the configuraiton.</text:p>
                  </text:list-item>
                  <text:list-item>
                    <text:p text:style-name="P7">wrapper will be 'null'.</text:p>
                  </text:list-item>
                  <text:list-item>
                    <text:p text:style-name="P7">media_type will be 'disk'</text:p>
                  </text:list-item>
                  <text:list-item>
                    <text:p text:style-name="P7">capacity will need to be some made up value. <text:s/>The most correct thing to do would be to base it on the size of the file system that the file is stored on.</text:p>
                  </text:list-item>
                </text:list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default-outline-level="3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text:style-name="Numbering_20_Symbols" style:num-prefix="Chapter " style:num-suffix=": " style:num-format="1">
        <style:list-level-properties text:min-label-distance="0.15in"/>
      </text:outline-level-style>
      <text:outline-level-style text:level="2" text:style-name="Numbering_20_Symbols" style:num-format="1" text:display-levels="2">
        <style:list-level-properties text:min-label-distance="0.15in"/>
      </text:outline-level-style>
      <text:outline-level-style text:level="3" text:style-name="Numbering_20_Symbols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fo:margin-left="0in" fo:margin-right="-0.0021in" table:align="margins"/>
    </style:style>
    <style:style style:name="left_5f_page_5f_footer.A" style:display-name="left_page_footer.A" style:family="table-column">
      <style:table-column-properties style:rel-column-width="3936*"/>
    </style:style>
    <style:style style:name="left_5f_page_5f_footer.B" style:display-name="left_page_footer.B" style:family="table-column">
      <style:table-column-properties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fo:margin-left="0in" fo:margin-right="0.0104in" table:align="margins"/>
    </style:style>
    <style:style style:name="right_5f_page_5f_footer.A" style:display-name="right_page_footer.A" style:family="table-column">
      <style:table-column-properties style:rel-column-width="61056*"/>
    </style:style>
    <style:style style:name="right_5f_page_5f_footer.B" style:display-name="right_page_footer.B" style:family="table-column">
      <style:table-column-properties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Left_20_Page" style:display-name="Left Page" style:page-layout-name="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1"><text:page-number text:select-page="current"/></text:p>
            </table:table-cell>
            <table:table-cell table:style-name="left_5f_page_5f_footer.A1" office:value-type="string">
              <text:p text:style-name="P2"><text:chapter text:display="name" text:outline-level="1"/></text:p>
            </table:table-cell>
          </table:table-row>
        </table:table>
        <text:p text:style-name="P3"/>
      </style:footer>
    </style:master-page>
    <style:master-page style:name="Right_20_Page" style:display-name="Right Page" style:page-layout-name="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2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Footer"/>
      </style:footer>
    </style:master-page>
    <style:master-page style:name="Index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5-22T13:48:04</meta:creation-date>
    <dc:date>2009-06-02T11:49:15</dc:date>
    <meta:editing-cycles>51</meta:editing-cycles>
    <meta:editing-duration>PT6H29M3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49" meta:word-count="1401" meta:character-count="8647"/>
  </office:meta>
</office:document-meta>
</file>